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terConfiguration.getInitParameter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uration.setInitParameterValu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terConfiguration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uration.FilterConfiguration( Element fil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terConfiguration.getFilt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uration.has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Configuration.addIni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terConfiguration.getFil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